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bb73" officeooo:paragraph-rsid="000abb73"/>
    </style:style>
    <style:style style:name="P2" style:family="paragraph" style:parent-style-name="Standard" style:list-style-name="L2">
      <style:text-properties officeooo:rsid="000abb73" officeooo:paragraph-rsid="000abb73"/>
    </style:style>
    <style:style style:name="P3" style:family="paragraph" style:parent-style-name="Standard" style:list-style-name="L3">
      <style:text-properties officeooo:rsid="000abb73" officeooo:paragraph-rsid="000abb73"/>
    </style:style>
    <style:style style:name="P4" style:family="paragraph" style:parent-style-name="Standard" style:list-style-name="L1">
      <style:text-properties officeooo:paragraph-rsid="000abb73"/>
    </style:style>
    <style:style style:name="P5" style:family="paragraph" style:parent-style-name="Standard">
      <style:text-properties officeooo:paragraph-rsid="000abb73"/>
    </style:style>
    <style:style style:name="P6" style:family="paragraph" style:parent-style-name="Standard" style:list-style-name="L2">
      <style:text-properties officeooo:paragraph-rsid="000abb73"/>
    </style:style>
    <style:style style:name="P7" style:family="paragraph" style:parent-style-name="Standard">
      <style:text-properties fo:font-weight="normal" officeooo:rsid="000e5e72" officeooo:paragraph-rsid="000e5e72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/>
    </style:style>
    <style:style style:name="P9" style:family="paragraph" style:parent-style-name="Standard" style:list-style-name="L4">
      <style:paragraph-properties fo:orphans="2" fo:widows="2"/>
      <style:text-properties fo:font-variant="normal" fo:text-transform="none" fo:color="#000000" style:font-name="monospace" fo:font-size="9.75pt" fo:letter-spacing="normal" fo:font-style="normal" fo:font-weight="normal" officeooo:rsid="000abb73" officeooo:paragraph-rsid="000abb73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monospace" fo:font-size="9.75pt" fo:letter-spacing="normal" fo:font-style="normal" fo:font-weight="normal" officeooo:rsid="000abb73" officeooo:paragraph-rsid="000abb73"/>
    </style:style>
    <style:style style:name="P11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paragraph-rsid="000e2618"/>
    </style:style>
    <style:style style:name="P12" style:family="paragraph" style:parent-style-name="Standard" style:list-style-name="L4">
      <style:paragraph-properties fo:orphans="2" fo:widows="2"/>
      <style:text-properties fo:font-variant="normal" fo:text-transform="none" fo:color="#000000" style:font-name="monospace" fo:font-size="9.75pt" fo:letter-spacing="normal" fo:font-style="normal" fo:font-weight="normal" officeooo:rsid="00112409" officeooo:paragraph-rsid="00112409"/>
    </style:style>
    <style:style style:name="P13" style:family="paragraph" style:parent-style-name="Standard">
      <style:text-properties officeooo:rsid="000c030a" officeooo:paragraph-rsid="000c030a"/>
    </style:style>
    <style:style style:name="P14" style:family="paragraph" style:parent-style-name="Standard">
      <style:text-properties fo:font-weight="bold" officeooo:rsid="000abb73" officeooo:paragraph-rsid="000abb73" style:font-weight-asian="bold" style:font-weight-complex="bold"/>
    </style:style>
    <style:style style:name="P15" style:family="paragraph" style:parent-style-name="Standard">
      <style:text-properties fo:font-weight="bold" officeooo:rsid="000e5e72" officeooo:paragraph-rsid="000e5e72" style:font-weight-asian="bold" style:font-weight-complex="bold"/>
    </style:style>
    <style:style style:name="P16" style:family="paragraph" style:parent-style-name="Standard">
      <style:text-properties fo:font-weight="bold" officeooo:rsid="0011fe15" officeooo:paragraph-rsid="0011fe15" style:font-weight-asian="bold" style:font-weight-complex="bold"/>
    </style:style>
    <style:style style:name="P17" style:family="paragraph" style:parent-style-name="Standard">
      <style:text-properties officeooo:rsid="0013170d" officeooo:paragraph-rsid="0013170d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monospace" fo:font-size="9.75pt" fo:letter-spacing="normal" fo:font-style="normal" fo:font-weight="normal" style:font-name-asian="monospace" style:font-size-asian="9.75pt" style:font-style-asian="normal" style:font-weight-asian="normal" style:font-name-complex="monospace" style:font-size-complex="9.75pt" style:font-style-complex="normal" style:font-weight-complex="normal"/>
    </style:style>
    <style:style style:name="T1" style:family="text">
      <style:text-properties officeooo:rsid="000abb73"/>
    </style:style>
    <style:style style:name="T2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3" style:family="text">
      <style:text-properties officeooo:rsid="000c030a"/>
    </style:style>
    <style:style style:name="T4" style:family="text">
      <style:text-properties officeooo:rsid="000dca8b"/>
    </style:style>
    <style:style style:name="T5" style:family="text">
      <style:text-properties style:font-name-asian="monospace" style:font-size-asian="9.75pt" style:font-style-asian="normal" style:font-weight-asian="normal" style:font-name-complex="monospace" style:font-size-complex="9.75pt" style:font-style-complex="normal" style:font-weight-complex="normal"/>
    </style:style>
    <style:style style:name="T6" style:family="text">
      <style:text-properties officeooo:rsid="000e2618"/>
    </style:style>
    <style:style style:name="T7" style:family="text">
      <style:text-properties officeooo:rsid="00130073"/>
    </style:style>
    <style:style style:name="T8" style:family="text">
      <style:text-properties officeooo:rsid="0013170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15/81749/2017 <text:s text:c="2"/>LIHALAKHA CETRIC <text:s/></text:p>
      <text:p text:style-name="P14">OPERATIONS_API DOCUMENTATION</text:p>
      <text:p text:style-name="P1"/>
      <text:p text:style-name="P14">Introduction</text:p>
      <text:p text:style-name="P1"/>
      <text:p text:style-name="P1">The operations_<text:span text:style-name="T8">API</text:span> is an API that calculates the <text:span text:style-name="T4">squares and square-roots of </text:span><text:s/><text:span text:style-name="T4">the GET request parameters </text:span>and returns the results as a response <text:span text:style-name="T3">in XML format</text:span>.</text:p>
      <text:p text:style-name="P17">The API is implemented in PHP.</text:p>
      <text:p text:style-name="P1"/>
      <text:p text:style-name="P15">Purpose</text:p>
      <text:p text:style-name="P7">The purpose of the <text:span text:style-name="T8">API</text:span> <text:s/>is to calculate the squares and square-roots of the requests parameters and respond to the host with data in <text:span text:style-name="T8">XML</text:span> format.</text:p>
      <text:p text:style-name="P13"/>
      <text:p text:style-name="P1"/>
      <text:p text:style-name="P14">How it works</text:p>
      <text:p text:style-name="P1"/>
      <text:list xml:id="list2636985822" text:style-name="L1">
        <text:list-item>
          <text:p text:style-name="P4"><text:span text:style-name="T1">The API receives a GET request with three parameters namely num1,num2,num3 e.g </text:span></text:p>
        </text:list-item>
      </text:list>
      <text:p text:style-name="P5"><text:tab/><text:tab/><text:a xlink:type="simple" xlink:href="http://localhost/operations_api/operations_api.php?m1=23&amp;num2=34&amp;num3=46" text:style-name="Internet_20_link" text:visited-style-name="Visited_20_Internet_20_Link">http://localhost/operations_api/</text:a><text:span text:style-name="T7">sq</text:span><text:a xlink:type="simple" xlink:href="http://localhost/operations_api/operations_api.php?m1=23&amp;num2=34&amp;num3=46" text:style-name="Internet_20_link" text:visited-style-name="Visited_20_Internet_20_Link">_api.php?</text:a><text:a xlink:type="simple" xlink:href="http://localhost/operations_api/operations_api.php?m1=23&amp;num2=34&amp;num3=46" text:style-name="Internet_20_link" text:visited-style-name="Visited_20_Internet_20_Link"><text:span text:style-name="T1">num</text:span></text:a><text:a xlink:type="simple" xlink:href="http://localhost/operations_api/operations_api.php?m1=23&amp;num2=34&amp;num3=46" text:style-name="Internet_20_link" text:visited-style-name="Visited_20_Internet_20_Link">1=23&amp;num2=34&amp;num3=46</text:a></text:p>
      <text:list xml:id="list1288045163" text:style-name="L2">
        <text:list-item>
          <text:p text:style-name="P2">The <text:span text:style-name="T8">API</text:span> responds with <text:s text:c="2"/>data with the following <text:span text:style-name="T8">XML</text:span> format when presented with the correct number of parameters:</text:p>
          <text:p text:style-name="P6"><text:span text:style-name="T1"><text:s text:c="4"/><text:tab/></text:span><text:span text:style-name="T2">&lt;results&gt;</text:span></text:p>
        </text:list-item>
      </text:list>
      <text:section text:style-name="Sect1" text:name="collapsible1">
        <text:p text:style-name="P18"><text:tab/><text:tab/><text:tab/>&lt;squares&gt;</text:p>
        <text:p text:style-name="P8"><text:tab/><text:tab/><text:tab/><text:tab/>&lt;number1&gt;<text:span text:style-name="T4">num1 square</text:span>&lt;/number1&gt;</text:p>
        <text:p text:style-name="P8"><text:tab/><text:tab/><text:tab/><text:tab/>&lt;number2&gt;<text:span text:style-name="T4">num2 square</text:span>&lt;/number2&gt;</text:p>
        <text:p text:style-name="P11"><text:tab/><text:tab/><text:tab/><text:tab/>&lt;number3&gt;<text:span text:style-name="T6">num3 square</text:span>&lt;/number3&gt;</text:p>
        <text:p text:style-name="P8"><text:tab/><text:tab/><text:tab/>&lt;/squares&gt;</text:p>
      </text:section>
      <text:section text:style-name="Sect1" text:name="collapsible2">
        <text:p text:style-name="P20"><text:tab/><text:tab/><text:tab/>&lt;squareroots&gt;</text:p>
        <text:p text:style-name="P11"><text:tab/><text:tab/><text:tab/><text:tab/>&lt;number1&gt;<text:span text:style-name="T4">num1 square-root</text:span>&lt;/number1&gt;</text:p>
        <text:p text:style-name="P11"><text:tab/><text:tab/><text:tab/><text:tab/>&lt;number2&gt;<text:span text:style-name="T4">num2 square-root</text:span>&lt;/number2&gt;</text:p>
        <text:p text:style-name="P11"><text:tab/><text:tab/><text:tab/><text:tab/>&lt;number3&gt;<text:span text:style-name="T4">num3 square-root</text:span>&lt;/number3&gt;</text:p>
        <text:p text:style-name="P8"><text:tab/><text:tab/><text:tab/>&lt;/squareroots&gt;</text:p>
      </text:section>
      <text:p text:style-name="P19"><text:span text:style-name="T5"><text:tab/><text:tab/></text:span>&lt;/results&gt;</text:p>
      <text:list xml:id="list153657627599524" text:continue-numbering="true" text:style-name="L2">
        <text:list-header>
          <text:p text:style-name="P6"><text:span text:style-name="T2"/></text:p>
        </text:list-header>
      </text:list>
      <text:list xml:id="list1715165687" text:style-name="L3">
        <text:list-item>
          <text:p text:style-name="P3">The <text:span text:style-name="T8">API</text:span> responds with <text:span text:style-name="T8">XML</text:span> with the following format when presented with the wrong parameters</text:p>
        </text:list-item>
      </text:list>
      <text:p text:style-name="P5"><text:span text:style-name="T1"><text:tab/><text:tab/></text:span><text:span text:style-name="T2">&lt;results&gt;</text:span></text:p>
      <text:p text:style-name="P19"><text:tab/><text:tab/><text:tab/>&lt;error&gt;<text:span text:style-name="T1">error message</text:span>&lt;/error&gt;</text:p>
      <text:p text:style-name="P19"><text:tab/><text:tab/>&lt;/results&gt;</text:p>
      <text:list xml:id="list3716541911" text:style-name="L4">
        <text:list-item>
          <text:p text:style-name="P9">The <text:span text:style-name="T8">API</text:span> responds to <text:s/>GET requests only</text:p>
        </text:list-item>
        <text:list-item>
          <text:p text:style-name="P12">Any other request type is responded with an error message</text:p>
          <text:p text:style-name="P12"/>
        </text:list-item>
      </text:list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48:40.966933203</meta:creation-date>
    <dc:date>2019-10-01T15:36:56.257679733</dc:date>
    <meta:editing-duration>PT24M5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61" meta:character-count="1236" meta:non-whitespace-character-count="1050"/>
  </office:meta>
</office:document-meta>
</file>